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618480590617" calcext:value-type="float">
            <text:p>99,76</text:p>
          </table:table-cell>
          <table:table-cell table:style-name="ce3" table:formula="of:=([.F2]/12597)*100" office:value-type="float" office:value="0.238151940938319" calcext:value-type="float">
            <text:p>0,24</text:p>
          </table:table-cell>
          <table:table-cell office:value-type="float" office:value="8330" calcext:value-type="float">
            <text:p>8330</text:p>
          </table:table-cell>
          <table:table-cell table:style-name="ce4" table:formula="of:=[.E18]+[.H18]" office:value-type="float" office:value="12567" calcext:value-type="float">
            <text:p>12567</text:p>
          </table:table-cell>
          <table:table-cell table:formula="of:=12597-[.E2]" office:value-type="float" office:value="30" calcext:value-type="float">
            <text:p>30</text:p>
          </table:table-cell>
          <table:table-cell office:value-type="float" office:value="141.093465805" calcext:value-type="float">
            <text:p>141,093465805</text:p>
          </table:table-cell>
          <table:table-cell office:value-type="float" office:value="15.2537200451" calcext:value-type="float">
            <text:p>15,253720045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 office:value-type="float" office:value="8297" calcext:value-type="float">
            <text:p>8297</text:p>
          </table:table-cell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289.197850943" calcext:value-type="float">
            <text:p>289,197850943</text:p>
          </table:table-cell>
          <table:table-cell office:value-type="float" office:value="15.2290570736" calcext:value-type="float">
            <text:p>15,229057073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459712629991" calcext:value-type="float">
            <text:p>99,75</text:p>
          </table:table-cell>
          <table:table-cell table:style-name="ce3" table:formula="of:=([.F4]/12597)*100" office:value-type="float" office:value="0.254028737000873" calcext:value-type="float">
            <text:p>0,25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0]+[.H20]" office:value-type="float" office:value="12565" calcext:value-type="float">
            <text:p>12565</text:p>
          </table:table-cell>
          <table:table-cell table:formula="of:=12597-[.E4]" office:value-type="float" office:value="32" calcext:value-type="float">
            <text:p>32</text:p>
          </table:table-cell>
          <table:table-cell office:value-type="float" office:value="75.7666921616" calcext:value-type="float">
            <text:p>75,7666921616</text:p>
          </table:table-cell>
          <table:table-cell office:value-type="float" office:value="34.2258460522" calcext:value-type="float">
            <text:p>34,225846052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221560689053" calcext:value-type="float">
            <text:p>99,72</text:p>
          </table:table-cell>
          <table:table-cell table:style-name="ce3" table:formula="of:=([.F5]/12597)*100" office:value-type="float" office:value="0.277843931094705" calcext:value-type="float">
            <text:p>0,28</text:p>
          </table:table-cell>
          <table:table-cell office:value-type="float" office:value="8430" calcext:value-type="float">
            <text:p>8430</text:p>
          </table:table-cell>
          <table:table-cell table:style-name="ce4" table:formula="of:=[.E21]+[.H21]" office:value-type="float" office:value="12562" calcext:value-type="float">
            <text:p>12562</text:p>
          </table:table-cell>
          <table:table-cell table:formula="of:=12597-[.E5]" office:value-type="float" office:value="35" calcext:value-type="float">
            <text:p>35</text:p>
          </table:table-cell>
          <table:table-cell office:value-type="float" office:value="143.413778067" calcext:value-type="float">
            <text:p>143,413778067</text:p>
          </table:table-cell>
          <table:table-cell office:value-type="float" office:value="10.3468108177" calcext:value-type="float">
            <text:p>10,346810817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8174168452806" calcext:value-type="float">
            <text:p>99,82</text:p>
          </table:table-cell>
          <table:table-cell table:style-name="ce3" table:formula="of:=([.F6]/12597)*100" office:value-type="float" office:value="0.182583154719378" calcext:value-type="float">
            <text:p>0,18</text:p>
          </table:table-cell>
          <table:table-cell office:value-type="float" office:value="8177" calcext:value-type="float">
            <text:p>8177</text:p>
          </table:table-cell>
          <table:table-cell table:style-name="ce4" table:formula="of:=[.E22]+[.H22]" office:value-type="float" office:value="12574" calcext:value-type="float">
            <text:p>12574</text:p>
          </table:table-cell>
          <table:table-cell table:formula="of:=12597-[.E6]" office:value-type="float" office:value="23" calcext:value-type="float">
            <text:p>23</text:p>
          </table:table-cell>
          <table:table-cell office:value-type="float" office:value="240.232239008" calcext:value-type="float">
            <text:p>240,232239008</text:p>
          </table:table-cell>
          <table:table-cell office:value-type="float" office:value="9.9941868782" calcext:value-type="float">
            <text:p>9,994186878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507104866238" calcext:value-type="float">
            <text:p>99,65</text:p>
          </table:table-cell>
          <table:table-cell table:style-name="ce3" table:formula="of:=([.F7]/12597)*100" office:value-type="float" office:value="0.349289513376201" calcext:value-type="float">
            <text:p>0,35</text:p>
          </table:table-cell>
          <table:table-cell office:value-type="float" office:value="8263" calcext:value-type="float">
            <text:p>8263</text:p>
          </table:table-cell>
          <table:table-cell table:style-name="ce4" table:formula="of:=[.E23]+[.H23]" office:value-type="float" office:value="12553" calcext:value-type="float">
            <text:p>12553</text:p>
          </table:table-cell>
          <table:table-cell table:formula="of:=12597-[.E7]" office:value-type="float" office:value="44" calcext:value-type="float">
            <text:p>44</text:p>
          </table:table-cell>
          <table:table-cell office:value-type="float" office:value="176.74290204" calcext:value-type="float">
            <text:p>176,74290204</text:p>
          </table:table-cell>
          <table:table-cell office:value-type="float" office:value="10.2115960121" calcext:value-type="float">
            <text:p>10,211596012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348336905612" calcext:value-type="float">
            <text:p>99,63</text:p>
          </table:table-cell>
          <table:table-cell table:style-name="ce3" table:formula="of:=([.F8]/12597)*100" office:value-type="float" office:value="0.365166309438755" calcext:value-type="float">
            <text:p>0,37</text:p>
          </table:table-cell>
          <table:table-cell office:value-type="float" office:value="8440" calcext:value-type="float">
            <text:p>8440</text:p>
          </table:table-cell>
          <table:table-cell table:style-name="ce4" table:formula="of:=[.E24]+[.H24]" office:value-type="float" office:value="12551" calcext:value-type="float">
            <text:p>12551</text:p>
          </table:table-cell>
          <table:table-cell table:formula="of:=12597-[.E8]" office:value-type="float" office:value="46" calcext:value-type="float">
            <text:p>46</text:p>
          </table:table-cell>
          <table:table-cell office:value-type="float" office:value="371.227147102" calcext:value-type="float">
            <text:p>371,227147102</text:p>
          </table:table-cell>
          <table:table-cell office:value-type="float" office:value="10.3744750023" calcext:value-type="float">
            <text:p>10,374475002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507104866238" calcext:value-type="float">
            <text:p>99,65</text:p>
          </table:table-cell>
          <table:table-cell table:style-name="ce3" table:formula="of:=([.F9]/12597)*100" office:value-type="float" office:value="0.349289513376201" calcext:value-type="float">
            <text:p>0,35</text:p>
          </table:table-cell>
          <table:table-cell office:value-type="float" office:value="8505" calcext:value-type="float">
            <text:p>8505</text:p>
          </table:table-cell>
          <table:table-cell table:style-name="ce4" table:formula="of:=[.E25]+[.H25]" office:value-type="float" office:value="12553" calcext:value-type="float">
            <text:p>12553</text:p>
          </table:table-cell>
          <table:table-cell table:formula="of:=12597-[.E9]" office:value-type="float" office:value="44" calcext:value-type="float">
            <text:p>44</text:p>
          </table:table-cell>
          <table:table-cell office:value-type="float" office:value="117.288251877" calcext:value-type="float">
            <text:p>117,288251877</text:p>
          </table:table-cell>
          <table:table-cell office:value-type="float" office:value="10.8175780773" calcext:value-type="float">
            <text:p>10,817578077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80328649679" calcext:value-type="float">
            <text:p>99,74</text:p>
          </table:table-cell>
          <table:table-cell table:style-name="ce3" table:formula="of:=([.F10]/12597)*100" office:value-type="float" office:value="0.26196713503215" calcext:value-type="float">
            <text:p>0,26</text:p>
          </table:table-cell>
          <table:table-cell office:value-type="float" office:value="8207" calcext:value-type="float">
            <text:p>8207</text:p>
          </table:table-cell>
          <table:table-cell table:style-name="ce4" table:formula="of:=[.E26]+[.H26]" office:value-type="float" office:value="12564" calcext:value-type="float">
            <text:p>12564</text:p>
          </table:table-cell>
          <table:table-cell table:formula="of:=12597-[.E10]" office:value-type="float" office:value="33" calcext:value-type="float">
            <text:p>33</text:p>
          </table:table-cell>
          <table:table-cell office:value-type="float" office:value="200.417464018" calcext:value-type="float">
            <text:p>200,417464018</text:p>
          </table:table-cell>
          <table:table-cell office:value-type="float" office:value="11.1025891304" calcext:value-type="float">
            <text:p>11,102589130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539096610304" calcext:value-type="float">
            <text:p>99,75</text:p>
          </table:table-cell>
          <table:table-cell table:style-name="ce3" table:formula="of:=([.F11]/12597)*100" office:value-type="float" office:value="0.246090338969596" calcext:value-type="float">
            <text:p>0,25</text:p>
          </table:table-cell>
          <table:table-cell office:value-type="float" office:value="8113" calcext:value-type="float">
            <text:p>8113</text:p>
          </table:table-cell>
          <table:table-cell table:style-name="ce4" table:formula="of:=[.E27]+[.H27]" office:value-type="float" office:value="12566" calcext:value-type="float">
            <text:p>12566</text:p>
          </table:table-cell>
          <table:table-cell table:formula="of:=12597-[.E11]" office:value-type="float" office:value="31" calcext:value-type="float">
            <text:p>31</text:p>
          </table:table-cell>
          <table:table-cell office:value-type="float" office:value="158.106348038" calcext:value-type="float">
            <text:p>158,106348038</text:p>
          </table:table-cell>
          <table:table-cell office:value-type="float" office:value="10.5089390278" calcext:value-type="float">
            <text:p>10,508939027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110423116615" calcext:value-type="float">
            <text:p>99,7110423117</text:p>
          </table:table-cell>
          <table:table-cell table:formula="of:=AVERAGE([.C2:.C11])" office:value-type="float" office:value="0.288957688338493" calcext:value-type="float">
            <text:p>0,2889576883</text:p>
          </table:table-cell>
          <table:table-cell table:formula="of:=SUM([.D2:.D11])/10" office:value-type="float" office:value="8735.9" calcext:value-type="float">
            <text:p>8735,9</text:p>
          </table:table-cell>
          <table:table-cell table:formula="of:=AVERAGE([.E2:.E11])" office:value-type="float" office:value="12560.6" calcext:value-type="float">
            <text:p>12560,6</text:p>
          </table:table-cell>
          <table:table-cell table:formula="of:=AVERAGE([.F2:.F11])" office:value-type="float" office:value="36.4" calcext:value-type="float">
            <text:p>36,4</text:p>
          </table:table-cell>
          <table:table-cell table:formula="of:=SUM([.G2:.G11])/10" office:value-type="float" office:value="191.34861390596" calcext:value-type="float">
            <text:p>191,348613906</text:p>
          </table:table-cell>
          <table:table-cell table:formula="of:=SUM([.H2:.H11])/10" office:value-type="float" office:value="13.80647981167" calcext:value-type="float">
            <text:p>13,806479811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3490513614353" calcext:value-type="float">
            <text:p>0,693490513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.5" calcext:value-type="float">
            <text:p>5845,5</text:p>
          </table:table-cell>
          <table:table-cell table:formula="of:=AVERAGE([.G18:.G27])" office:value-type="float" office:value="17.2" calcext:value-type="float">
            <text:p>17,2</text:p>
          </table:table-cell>
          <table:table-cell/>
          <table:table-cell office:value-type="float" office:value="5851" calcext:value-type="float">
            <text:p>58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12597-SUM([.E18:.G18])" office:value-type="float" office:value="6716" calcext:value-type="float">
            <text:p>671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2" calcext:value-type="float">
            <text:p>19,2</text:p>
          </table:table-cell>
          <table:table-cell table:formula="of:=AVERAGE([.H18:.H27])" office:value-type="float" office:value="6715.1" calcext:value-type="float">
            <text:p>6715,1</text:p>
          </table:table-cell>
          <table:table-cell/>
          <table:table-cell office:value-type="float" office:value="5852" calcext:value-type="float">
            <text:p>5852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12597-SUM([.E19:.G19])" office:value-type="float" office:value="6699" calcext:value-type="float">
            <text:p>669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60" calcext:value-type="float">
            <text:p>596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605" calcext:value-type="float">
            <text:p>660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.5" calcext:value-type="float">
            <text:p>5845,5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12597-SUM([.E21:.G21])" office:value-type="float" office:value="6795" calcext:value-type="float">
            <text:p>679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2" calcext:value-type="float">
            <text:p>19,2</text:p>
          </table:table-cell>
          <table:table-cell table:number-columns-repeated="2"/>
          <table:table-cell office:value-type="float" office:value="5837" calcext:value-type="float">
            <text:p>583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12597-SUM([.E22:.G22])" office:value-type="float" office:value="6737" calcext:value-type="float">
            <text:p>673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2" calcext:value-type="float">
            <text:p>17,2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745" calcext:value-type="float">
            <text:p>674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1" calcext:value-type="float">
            <text:p>6715,1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12597-SUM([.E24:.G24])" office:value-type="float" office:value="6727" calcext:value-type="float">
            <text:p>672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83" calcext:value-type="float">
            <text:p>578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770" calcext:value-type="float">
            <text:p>677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46" calcext:value-type="float">
            <text:p>594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12597-SUM([.E26:.G26])" office:value-type="float" office:value="6618" calcext:value-type="float">
            <text:p>661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7" calcext:value-type="float">
            <text:p>58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739" calcext:value-type="float">
            <text:p>673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110423116615" calcext:value-type="float">
            <text:p>0,9971104231</text:p>
          </table:table-cell>
          <table:table-cell table:number-columns-repeated="2"/>
          <table:table-cell table:formula="of:=SUM([.E18:.E27])/10" office:value-type="float" office:value="5845.5" calcext:value-type="float">
            <text:p>5845,5</text:p>
          </table:table-cell>
          <table:table-cell table:formula="of:=SUM([.F18:.F27])/10" office:value-type="float" office:value="19.2" calcext:value-type="float">
            <text:p>19,2</text:p>
          </table:table-cell>
          <table:table-cell table:formula="of:=SUM([.G18:.G27])/10" office:value-type="float" office:value="17.2" calcext:value-type="float">
            <text:p>17,2</text:p>
          </table:table-cell>
          <table:table-cell table:formula="of:=SUM([.H18:.H27])/10" office:value-type="float" office:value="6715.1" calcext:value-type="float">
            <text:p>6715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88957688338493" calcext:value-type="float">
            <text:p>0,0028895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06619816808" calcext:value-type="float">
            <text:p>0,99706619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48924164353" calcext:value-type="float">
            <text:p>0,99714892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27:11.6566711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5S</meta:editing-duration>
    <meta:editing-cycles>6</meta:editing-cycles>
    <meta:generator>LibreOffice/5.1.6.2$Linux_X86_64 LibreOffice_project/10m0$Build-2</meta:generator>
    <dc:date>2018-01-20T13:28:19.901537824</dc:date>
    <meta:document-statistic meta:table-count="1" meta:cell-count="177" meta:object-count="0"/>
  </office:meta>
</office:document-meta>
</file>